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Helvetica" svg:font-family="Helvetica, arial, freesans, clean, sans-serif"/>
    <style:font-face style:name="Mangal1" svg:font-family="Mangal"/>
    <style:font-face style:name="OpenSymbol" svg:font-family="OpenSymbol"/>
    <style:font-face style:name="メイリオ3" svg:font-family="メイリオ" style:font-family-generic="modern" style:font-pitch="variable"/>
    <style:font-face style:name="メイリオ" svg:font-family="メイリオ" style:font-adornments="ボールド" style:font-family-generic="modern" style:font-pitch="variable"/>
    <style:font-face style:name="メイリオ2" svg:font-family="メイリオ" style:font-adornments="ボールド イタリック" style:font-family-generic="modern" style:font-pitch="variable"/>
    <style:font-face style:name="メイリオ1" svg:font-family="メイリオ" style:font-adornments="レギュラー"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paragraph-properties fo:break-before="page"/>
    </style:style>
    <style:style style:name="P4" style:family="paragraph" style:parent-style-name="Standard">
      <style:paragraph-properties fo:break-before="page"/>
      <style:text-properties style:language-asian="ja" style:country-asian="JP"/>
    </style:style>
    <style:style style:name="P5" style:family="paragraph" style:parent-style-name="Standard" style:list-style-name="L1"/>
    <style:style style:name="P6" style:family="paragraph" style:parent-style-name="Standard">
      <style:text-properties style:language-asian="ja" style:country-asian="JP"/>
    </style:style>
    <style:style style:name="P7" style:family="paragraph" style:parent-style-name="Standard" style:list-style-name="L1">
      <style:text-properties style:language-asian="ja" style:country-asian="JP"/>
    </style:style>
    <style:style style:name="P8" style:family="paragraph" style:parent-style-name="Standard" style:list-style-name="L2">
      <style:text-properties style:language-asian="ja" style:country-asian="JP"/>
    </style:style>
    <style:style style:name="P9" style:family="paragraph" style:parent-style-name="Standard" style:list-style-name="L3">
      <style:text-properties style:language-asian="ja" style:country-asian="JP"/>
    </style:style>
    <style:style style:name="P10" style:family="paragraph" style:parent-style-name="Standard" style:list-style-name="L4">
      <style:text-properties style:language-asian="ja" style:country-asian="JP"/>
    </style:style>
    <style:style style:name="P11" style:family="paragraph" style:parent-style-name="Standard" style:list-style-name="L5">
      <style:text-properties style:language-asian="ja" style:country-asian="JP"/>
    </style:style>
    <style:style style:name="P12" style:family="paragraph" style:parent-style-name="Standard" style:list-style-name="L6">
      <style:text-properties style:language-asian="ja" style:country-asian="JP"/>
    </style:style>
    <style:style style:name="P13" style:family="paragraph" style:parent-style-name="Standard">
      <style:text-properties fo:font-variant="normal" fo:text-transform="none" fo:color="#333333" style:font-name="メイリオ3" fo:font-size="12pt" fo:letter-spacing="normal" fo:font-style="normal" fo:font-weight="normal" style:font-name-asian="メイリオ3" style:font-size-asian="12pt" style:language-asian="ja" style:country-asian="JP" style:font-weight-asian="normal" style:font-size-complex="12pt" style:font-weight-complex="normal"/>
    </style:style>
    <style:style style:name="P14" style:family="paragraph" style:parent-style-name="Standard">
      <style:text-properties style:font-name="メイリオ3" fo:font-size="12pt" fo:font-weight="normal" style:font-name-asian="メイリオ3" style:font-size-asian="12pt" style:language-asian="ja" style:country-asian="JP" style:font-weight-asian="normal" style:font-size-complex="12pt" style:font-weight-complex="normal"/>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language-asian="ja" style:country-asian="JP"/>
    </style:style>
    <style:style style:name="T2" style:family="text">
      <style:text-properties fo:font-variant="normal" fo:text-transform="none" fo:color="#333333" style:font-name="Helvetica" fo:font-size="9.75pt" fo:letter-spacing="normal" fo:font-style="normal"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コンテンツ制作マニュアル</text:title></text:p>
      <text:p text:style-name="P2">2012-09-27</text:p>
      <text:p text:style-name="P2"/>
      <text:p text:style-name="P2"/>
      <text:p text:style-name="P2"/>
      <text:p text:style-name="P2"/>
      <text:p text:style-name="P2"/>
      <text:p text:style-name="P2"/>
      <text:p text:style-name="P4"/>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5">コンテンツとは何か？<text:tab/>4</text:p>
          <text:p text:style-name="P16">コンテンツの種類 (extensions)<text:tab/>4</text:p>
          <text:p text:style-name="P16">コンテンツの担当範囲<text:tab/>5</text:p>
          <text:p text:style-name="P15">ローカルリソースファイルの取り扱い<text:tab/>6</text:p>
          <text:p text:style-name="P15">HTMLコンテンツの書式<text:tab/>7</text:p>
          <text:p text:style-name="P16">コンテンツHTMLソースの範囲<text:tab/>7</text:p>
          <text:p text:style-name="P16">コンテンツローカルCSSの読み込み<text:tab/>7</text:p>
          <text:p text:style-name="P15">CSSの書式<text:tab/>9</text:p>
          <text:p text:style-name="P16">定義済みのモジュール<text:tab/>9</text:p>
          <text:p text:style-name="P15">JavaScript<text:tab/>10</text:p>
          <text:p text:style-name="P16">JavaScriptライブラリの利用<text:tab/>10</text:p>
          <text:p text:style-name="P17">テーマがロードするJavaScriptライブラリ<text:tab/>10</text:p>
          <text:p text:style-name="P17">コンテンツによって必要な場合にロードできる共有ライブラリ<text:tab/>10</text:p>
          <text:p text:style-name="P15">コンテンツコーディング規約<text:tab/>12</text:p>
          <text:p text:style-name="P16">内部エンコード<text:tab/>12</text:p>
          <text:p text:style-name="P16">改行コード<text:tab/>12</text:p>
          <text:p text:style-name="P16">インデント<text:tab/>12</text:p>
          <text:p text:style-name="P16">演算子<text:tab/>12</text:p>
          <text:p text:style-name="P16">命名規則<text:tab/>12</text:p>
          <text:p text:style-name="P17">PHPのクラス名<text:tab/>12</text:p>
          <text:p text:style-name="P17">PHPのメソッド名<text:tab/>13</text:p>
          <text:p text:style-name="P17">JavaScriptのオブジェクト名<text:tab/>13</text:p>
          <text:p text:style-name="P17">CSSクラス名<text:tab/>13</text:p>
          <text:p text:style-name="P17">パラメータ、クッキー、セッション、HTTP拡張ヘッダー<text:tab/>14</text:p>
          <text:p text:style-name="P17">その他<text:tab/>14</text:p>
        </text:index-body>
      </text:table-of-content>
      <text:p text:style-name="P2"><text:soft-page-break/></text:p>
      <text:p text:style-name="Standard"/>
      <text:p text:style-name="Standard"/>
      <text:p text:style-name="Standard"/>
      <text:p text:style-name="Standard"/>
      <text:p text:style-name="P3"/>
      <text:h text:style-name="Heading_20_1" text:outline-level="1">コンテンツとは何か？</text:h>
      <text:p text:style-name="Standard"/>
      <text:p text:style-name="Standard">Pickles Framework <text:span text:style-name="T1">は、ウェブサイトを「サイトマップ」「コンテンツ」「テーマ」の3要素に分解して構築するフレームワークである。コンテンツは、ページレイアウト全体のうち、サイトアイデンティティやナビゲーション部分を含まない領域を担当する。テーマを入れ物とするならば、内容の部分を指す。</text:span></text:p>
      <text:p text:style-name="P2"/>
      <text:h text:style-name="Heading_20_2" text:outline-level="2">コンテンツの種類 (extensions)</text:h>
      <text:p text:style-name="Standard"><text:span text:style-name="T1">コンテンツには次の種類が定義されている。</text:span></text:p>
      <text:p text:style-name="Standard"/>
      <text:list xml:id="list38380281" text:style-name="L1">
        <text:list-item>
          <text:p text:style-name="P5">html</text:p>
        </text:list-item>
        <text:list-item>
          <text:p text:style-name="P5">php</text:p>
        </text:list-item>
        <text:list-item>
          <text:p text:style-name="P7">txt</text:p>
        </text:list-item>
        <text:list-item>
          <text:p text:style-name="P5">wiki</text:p>
        </text:list-item>
        <text:list-item>
          <text:p text:style-name="P7">direct</text:p>
        </text:list-item>
        <text:list-item>
          <text:p text:style-name="P5">download</text:p>
        </text:list-item>
      </text:list>
      <text:p text:style-name="Standard"/>
      <text:p text:style-name="P2">これらの種類はextensions と呼ばれ、それぞれ異なる書式で記述される。extensions はコンテンツファイルの拡張子に指定することで選択される。デフォルトはhtmlとなる。</text:p>
      <text:p text:style-name="Standard"/>
      <text:p text:style-name="P2">例として、コンテンツ /aaa/bbb.html は、拡張子がhtmlなので、html extension が選択される。</text:p>
      <text:p text:style-name="P2">このコンテンツをphp extensionで記述したい場合、/aaa/bbb.html.phpというファイル名としてコンテンツを作成する。サイトマップ上は/aaa/bbb.htmlのままでよい。</text:p>
      <text:p text:style-name="P2"><text:soft-page-break/></text:p>
      <text:p text:style-name="P2">本マニュアルでは、html extension の書式に絞って説明する。</text:p>
      <text:p text:style-name="P2"/>
      <text:p text:style-name="P2"/>
      <text:h text:style-name="Heading_20_2" text:outline-level="2">コンテンツの<text:span text:style-name="T1">担当</text:span>範囲</text:h>
      <text:p text:style-name="P2">テーマは、コンテンツのHTMLソースを&lt;div id=”content” class=”contents”&gt;&lt;/div&gt;に包んで出力する。したがって、コンテンツの担当範囲はこの要素の内側となる。</text:p>
      <text:p text:style-name="P2"/>
      <text:p text:style-name="P2">場合によって、それ以外の領域にコンテンツからHTMLソースを出力することがある。その場合も、class=”contents” が付いたdiv要素に内包されるのがルールとなる。</text:p>
      <text:p text:style-name="P2"/>
      <text:p text:style-name="P2"/>
      <text:p text:style-name="P4"/>
      <text:h text:style-name="Heading_20_1" text:outline-level="1">ローカルリソースファイルの取り扱い</text:h>
      <text:p text:style-name="P2">ローカルリソースファイルとは、コンテンツが独自に使用する画像やCSS、JavaScriptなどのファイル群を指す。どこに設置しても機能的な制限はないが、他のコンテンツのローカルリソースと混ざって区別が付かなくなると、後々取り扱いに困ることになるため、次のルールでコンテンツ単位に独自の領域を設ける。</text:p>
      <text:p text:style-name="P2"/>
      <text:list xml:id="list38393430" text:style-name="L2">
        <text:list-item>
          <text:p text:style-name="P8">コンテンツファイル本体と同じ階層に、コンテンツファイル名の拡張子を .files とした名前の専用のディレクトリを設置し、全てのリソースはその中で管理する。</text:p>
        </text:list-item>
        <text:list-item>
          <text:p text:style-name="P8">ローカルリソースディレクトリの中の整理分類は、コンテンツ制作者に任せる。</text:p>
        </text:list-item>
        <text:list-item>
          <text:p text:style-name="P8">他のコンテンツのローカルリソースにアクセスしてはならない。</text:p>
        </text:list-item>
      </text:list>
      <text:p text:style-name="P2"/>
      <text:p text:style-name="P2">例えば、/aaa/hoge.html というコンテンツであれば、/aaa/hoge.files/* に全てのリソースファイルを格納する。</text:p>
      <text:p text:style-name="P2"/>
      <text:p text:style-name="P4"/>
      <text:h text:style-name="Heading_20_1" text:outline-level="1">HTMLコンテンツの書式</text:h>
      <text:p text:style-name="P2"/>
      <text:p text:style-name="P2">本マニュアルでは、デフォルトであるhtml extensionのコンテンツ書式について説明する。</text:p>
      <text:p text:style-name="P2"/>
      <text:h text:style-name="Heading_20_2" text:outline-level="2">コンテンツHTMLソースの範囲</text:h>
      <text:p text:style-name="P2">コンテンツのソースは、&lt;div class=”contents”&gt;&lt;/div&gt; の内側に設置される部分のみとなる。&lt;div class=”contents”&gt;&lt;/div&gt; 自体はテーマが作成するため、コンテンツには記載しない。</text:p>
      <text:p text:style-name="P2"/>
      <text:p text:style-name="P2">例：</text:p>
      <text:p text:style-name="P2">&lt;p&gt;ここはコンテンツの領域です。&lt;/p&gt;</text:p>
      <text:p text:style-name="P2"/>
      <text:h text:style-name="Heading_20_2" text:outline-level="2">コンテンツローカルCSSの読み込み</text:h>
      <text:p text:style-name="P2">CSSはヘッドセクション内に記述する必要があるが、コンテンツの領域は&lt;div class=”contents”&gt;&lt;/div&gt;の内側に限られるため、特別な手順でこのソースを登録する必要がある。<text:span text:style-name="T2">$px-&gt;theme()-&gt;send_content() に渡された</text:span>ソースは、ヘッドセクション内に出力される。</text:p>
      <text:p text:style-name="P2"/>
      <text:p text:style-name="P2">例：</text:p>
      <text:p text:style-name="P13">&lt;?php ob_start(); ?&gt;</text:p>
      <text:p text:style-name="P13">&lt;!-- CSSの記述 --&gt;</text:p>
      <text:p text:style-name="P14">&lt;style type=”text/css”&gt;</text:p>
      <text:p text:style-name="P14"><text:soft-page-break/>.contents .cont_hoge{</text:p>
      <text:p text:style-name="P14"><text:s text:c="4"/>color:#ff0000;</text:p>
      <text:p text:style-name="P14">}</text:p>
      <text:p text:style-name="P14">&lt;/style&gt;</text:p>
      <text:p text:style-name="P13">&lt;!-- CSSを外部化する場合 --&gt;</text:p>
      <text:p text:style-name="P13">&lt;link rel=”stylesheet” href=”/aaa/hoge.files/contents.css” type=”text/css” /&gt;<text:line-break/>&lt;?php $px-&gt;theme()-&gt;send_content( ob_get_clean(), 'head' ); ?&gt;</text:p>
      <text:p text:style-name="P14">&lt;div class=”cont_hoge”&gt;</text:p>
      <text:p text:style-name="P14">&lt;p&gt;ここはコンテンツの領域です。&lt;/p&gt;</text:p>
      <text:p text:style-name="P14">&lt;/div&gt;</text:p>
      <text:p text:style-name="P14"/>
      <text:p text:style-name="P4"/>
      <text:h text:style-name="Heading_20_1" text:outline-level="1">CSSの書式</text:h>
      <text:p text:style-name="P2"/>
      <text:p text:style-name="P2">コンテンツが独自に定義するCSSは、サイト全体(テーマ)で一元的に管理されているCSSと干渉し合っては不都合がある。この問題を避けるため、次の規則を設けた。</text:p>
      <text:p text:style-name="P2"/>
      <text:list xml:id="list38369579" text:style-name="L3">
        <text:list-item>
          <text:p text:style-name="P9">コンテンツは、&lt;div class=”contents”&gt;&lt;/div&gt; の内側に設置される約束なので、コンテンツが独自に定義するCSSクラスは、.contents 以下にのみ効果があるように記述しなければならない。</text:p>
        </text:list-item>
        <text:list-item>
          <text:p text:style-name="P9">コンテンツが独自に定義するCSSクラスには、接頭辞 cont を付加しなければならない。</text:p>
        </text:list-item>
        <text:list-item>
          <text:p text:style-name="P9">テーマが提供するCSSモジュールの一部を改変して使うことはできない。ただし、テーマが明示的に許可している場合は、その範囲で改変することができる。</text:p>
        </text:list-item>
      </text:list>
      <text:p text:style-name="P2"/>
      <text:p text:style-name="P2"/>
      <text:h text:style-name="Heading_20_2" text:outline-level="2">定義済みのモジュール</text:h>
      <text:p text:style-name="P2">サイト全体に一元的に設計されているモジュールの一覧については、 PxFW_1x_contentsModules.odt を参照。</text:p>
      <text:p text:style-name="P2"/>
      <text:p text:style-name="P2"/>
      <text:p text:style-name="P2"/>
      <text:p text:style-name="P2"/>
      <text:p text:style-name="P2"/>
      <text:p text:style-name="P4"/>
      <text:h text:style-name="Heading_20_1" text:outline-level="1">JavaScript</text:h>
      <text:p text:style-name="P2"/>
      <text:p text:style-name="P2">コンテンツは独自にJavaSctiptを記述し、埋め込むことができる。</text:p>
      <text:p text:style-name="P2"/>
      <text:p text:style-name="P2">ただし、次の規則に従う。</text:p>
      <text:p text:style-name="P2"/>
      <text:list xml:id="list38391200" text:style-name="L4">
        <text:list-item>
          <text:p text:style-name="P10">ローカルなJavaScriptメソッドには、接頭辞contを付加する。</text:p>
        </text:list-item>
        <text:list-item>
          <text:p text:style-name="P10">コンテンツのHTMLソースは&lt;div class=”contents”&gt;&lt;/div&gt;に内包される規則のため、それ以外のDOMエレメントを改変するようなスクリプトを記述してはならない。</text:p>
        </text:list-item>
        <text:list-item>
          <text:p text:style-name="P10">コンテンツが独自に定義したエレメントのid属性は、接頭辞contを付加する。</text:p>
        </text:list-item>
      </text:list>
      <text:p text:style-name="P2"/>
      <text:h text:style-name="Heading_20_2" text:outline-level="2"><text:span text:style-name="T1">JavaScript</text:span>ライブラリ<text:span text:style-name="T1">の利用</text:span></text:h>
      <text:h text:style-name="Heading_20_3" text:outline-level="3">テーマがロードするJavaScriptライブラリ</text:h>
      <text:p text:style-name="P2">以下のライブラリは、テーマにより標準的にロードするため、コンテンツが明示的にロードする必要はない。</text:p>
      <text:p text:style-name="P2"/>
      <text:list xml:id="list38370901" text:style-name="L5">
        <text:list-item>
          <text:p text:style-name="P11">jQuery</text:p>
        </text:list-item>
      </text:list>
      <text:p text:style-name="P2"/>
      <text:p text:style-name="P2"/>
      <text:h text:style-name="Heading_20_3" text:outline-level="3">コンテンツによって必要な場合にロードできる共有ライブラリ</text:h>
      <text:p text:style-name="P2"/>
      <text:p text:style-name="P2"><text:soft-page-break/>以下のライブラリは、共有リソースとしてテーマによって用意されているが、特にコンテンツが必要としない限り、ロードはされない。</text:p>
      <text:p text:style-name="P2"/>
      <text:list xml:id="list38368045" text:style-name="L6">
        <text:list-item>
          <text:p text:style-name="P12">(未定義)</text:p>
        </text:list-item>
      </text:list>
      <text:p text:style-name="P2"/>
      <text:p text:style-name="P2"/>
      <text:p text:style-name="P2"/>
      <text:p text:style-name="P4"/>
      <text:h text:style-name="Heading_20_1" text:outline-level="1"><text:span text:style-name="T1">コンテンツ</text:span>コーディング規約</text:h>
      <text:p text:style-name="P2"/>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する。</text:p>
      <text:p text:style-name="P2"/>
      <text:h text:style-name="Heading_20_2" text:outline-level="2">演算子</text:h>
      <text:p text:style-name="P2">演算子の前後には不自然でない限り半角スペースを最低1つ挟む。</text:p>
      <text:p text:style-name="P2"/>
      <text:p text:style-name="P2"/>
      <text:h text:style-name="Heading_20_2" text:outline-level="2">命名規則</text:h>
      <text:p text:style-name="P2"/>
      <text:h text:style-name="Heading_20_3" text:outline-level="3">PHPのクラス名</text:h>
      <text:p text:style-name="P2">すべてアンダースコア記法、小文字で統一。</text:p>
      <text:p text:style-name="P2">接頭辞 cont で始まる名前とすること。</text:p>
      <text:p text:style-name="P2"><text:soft-page-break/>例： cont_hogehoge</text:p>
      <text:p text:style-name="P2"/>
      <text:h text:style-name="Heading_20_3" text:outline-level="3">PHPのメソッド名</text:h>
      <text:p text:style-name="P2">アンダースコア記法に統一する。</text:p>
      <text:p text:style-name="P2">すべて小文字で統一する。</text:p>
      <text:p text:style-name="P2">例: get_page_info()</text:p>
      <text:p text:style-name="P2"/>
      <text:p text:style-name="P2">グローバル領域に定義する必要がある場合は、接頭辞contで始まる名前とすること。</text:p>
      <text:p text:style-name="P2">例: cont_get_page_info()</text:p>
      <text:p text:style-name="P2"/>
      <text:h text:style-name="Heading_20_3" text:outline-level="3">JavaScriptのオブジェクト名</text:h>
      <text:p text:style-name="P2">キャメル記法に統一する。</text:p>
      <text:p text:style-name="P2">接頭辞contを付加する。</text:p>
      <text:p text:style-name="P2">例:contHogeHoge()</text:p>
      <text:p text:style-name="P2"/>
      <text:h text:style-name="Heading_20_3" text:outline-level="3">CSSクラス名</text:h>
      <text:p text:style-name="P2">アンダースコア記法を基本とする。</text:p>
      <text:p text:style-name="P2">すべて小文字を使用する。</text:p>
      <text:p text:style-name="P2">接頭辞contを付加する。</text:p>
      <text:p text:style-name="P2"/>
      <text:p text:style-name="P2">例: cont_modulename</text:p>
      <text:p text:style-name="P2"/>
      <text:p text:style-name="P2">ただし、モジュールの一部のパーツとして定義されるクラス名は、所属するモジュール名とパーツ名をハイフンでつないだ名前を付けること。</text:p>
      <text:p text:style-name="P2">例: cont_modulename-inner</text:p>
      <text:h text:style-name="Heading_20_3" text:outline-level="3"><text:soft-page-break/>パラメータ、クッキー、セッション、HTTP拡張ヘッダー</text:h>
      <text:p text:style-name="P2">アンダースコア記法で統一する。</text:p>
      <text:p text:style-name="P2">すべて小文字を使用する。</text:p>
      <text:p text:style-name="P2">例: user_name</text:p>
      <text:p text:style-name="P2">例: user_email</text:p>
      <text:p text:style-name="P2"/>
      <text:p text:style-name="P2">※サイトの全体として定義する名前は全て大文字を使うことで区別される。</text:p>
      <text:p text:style-name="P2"/>
      <text:h text:style-name="Heading_20_3" text:outline-level="3">その他</text:h>
      <text:p text:style-name="P2">複数形のsを厳密に取り扱う。</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svg:font-family="Helvetica, arial, freesans, clean, sans-serif"/>
    <style:font-face style:name="Mangal1" svg:font-family="Mangal"/>
    <style:font-face style:name="OpenSymbol" svg:font-family="OpenSymbol"/>
    <style:font-face style:name="メイリオ3" svg:font-family="メイリオ" style:font-family-generic="modern" style:font-pitch="variable"/>
    <style:font-face style:name="メイリオ" svg:font-family="メイリオ" style:font-adornments="ボールド" style:font-family-generic="modern" style:font-pitch="variable"/>
    <style:font-face style:name="メイリオ2" svg:font-family="メイリオ" style:font-adornments="ボールド イタリック" style:font-family-generic="modern" style:font-pitch="variable"/>
    <style:font-face style:name="メイリオ1" svg:font-family="メイリオ" style:font-adornments="レギュラー"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1" style:font-name-asian="メイリオ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 fo:font-size="120%" fo:font-weight="bold" style:font-name-asian="メイリオ"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2" fo:font-size="14pt" fo:font-style="italic" fo:font-weight="bold" style:font-name-asian="メイリオ2"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メイリオ" fo:font-size="14pt" fo:font-weight="bold" style:font-name-asian="メイリオ"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コンテンツ制作マニュアル</text:title></text:p>
      </style:header>
      <style:footer>
        <text:p text:style-name="MP1"><text:page-number text:select-page="current">14</text:page-number><text:span text:style-name="MT1">/</text:span><text:span text:style-name="MT1"><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09-27T18:33:22.37</dc:date>
    <dc:creator>Koyanagi Tomoya</dc:creator>
    <meta:editing-duration>PT16H2M</meta:editing-duration>
    <meta:editing-cycles>49</meta:editing-cycles>
    <meta:generator>OpenOffice.org/3.3$Win32 OpenOffice.org_project/330m20$Build-9567</meta:generator>
    <dc:title>Pickles Framework 1.X コンテンツ制作マニュアル</dc:title>
    <meta:document-statistic meta:table-count="0" meta:image-count="0" meta:object-count="0" meta:page-count="14" meta:paragraph-count="133" meta:word-count="1304" meta:character-count="3691"/>
  </office:meta>
</office:document-meta>
</file>